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Calibri" fo:font-size="16pt" fo:language="pt" fo:country="BR" fo:font-weight="bold" style:font-size-asian="16pt" style:font-weight-asian="bold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6pt" fo:language="pt" fo:country="B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loext:contextual-spacing="false" fo:line-height="115%"/>
    </style:style>
    <style:style style:name="P5" style:family="paragraph" style:parent-style-name="Standard">
      <style:paragraph-properties fo:margin-top="0cm" fo:margin-bottom="0.353cm" loext:contextual-spacing="false" fo:line-height="115%" fo:text-align="justify" style:justify-single-word="false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style:use-window-font-color="true" style:text-line-through-style="none" style:text-line-through-type="none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auto"/>
    </style:style>
    <style:style style:name="T1" style:family="text">
      <style:text-properties style:font-name="Calibri" fo:font-size="16pt" fo:language="pt" fo:country="BR" fo:font-weight="bold" style:font-size-asian="16pt" style:font-weight-asian="bold"/>
    </style:style>
    <style:style style:name="T2" style:family="text">
      <style:text-properties style:font-name="Calibri" fo:font-size="14pt" fo:language="pt" fo:country="BR" fo:font-weight="bold" style:font-size-asian="14pt" style:font-weight-asian="bold"/>
    </style:style>
    <style:style style:name="T3" style:family="text">
      <style:text-properties style:font-name="Calibri" fo:font-size="12pt" fo:language="pt" fo:country="BR" style:text-underline-style="solid" style:text-underline-width="auto" style:text-underline-color="font-color" fo:font-weight="normal" style:font-size-asian="12pt" style:font-weight-asian="normal"/>
    </style:style>
    <style:style style:name="T4" style:family="text">
      <style:text-properties style:font-name="Calibri" fo:font-size="11pt" fo:language="pt" fo:country="BR" style:text-underline-style="none" fo:font-weight="normal" style:font-size-asian="11pt" style:font-weight-asian="normal"/>
    </style:style>
    <style:style style:name="T5" style:family="text">
      <style:text-properties style:font-name="Calibri" fo:font-size="11pt" fo:language="pt" fo:country="BR" style:text-underline-style="none" fo:font-weight="normal" officeooo:rsid="001d0dfb" style:font-size-asian="11pt" style:font-weight-asian="normal"/>
    </style:style>
    <style:style style:name="T6" style:family="text">
      <style:text-properties style:font-name="Calibri" fo:font-size="11pt" fo:language="pt" fo:country="BR" fo:font-style="italic" style:text-underline-style="none" fo:font-weight="normal" style:font-size-asian="11pt" style:font-style-asian="italic" style:font-weight-asian="normal"/>
    </style:style>
    <style:style style:name="T7" style:family="text">
      <style:text-properties style:font-name="Calibri" fo:font-size="8pt" fo:language="pt" fo:country="BR" fo:font-style="normal" style:text-underline-style="none" fo:font-weight="normal" style:font-size-asian="8pt" style:font-style-asian="normal" style:font-weight-asian="normal"/>
    </style:style>
    <style:style style:name="T8" style:family="text">
      <style:text-properties fo:language="pt" fo:country="BR"/>
    </style:style>
    <style:style style:name="T9" style:family="text">
      <style:text-properties style:text-line-through-style="solid" style:text-line-through-type="single" style:font-name="Calibri" fo:font-size="8pt" fo:language="pt" fo:country="BR" fo:font-style="normal" style:text-underline-style="none" fo:font-weight="normal" style:font-size-asian="8pt" style:font-style-asian="normal" style:font-weight-asian="normal"/>
    </style:style>
    <style:style style:name="T10" style:family="text">
      <style:text-properties style:text-line-through-style="none" style:text-line-through-type="none" style:font-name="Calibri" fo:font-size="8pt" fo:language="pt" fo:country="BR" fo:font-style="normal" style:text-underline-style="none" fo:font-weight="normal" style:font-size-asian="8pt" style:font-style-asian="normal" style:font-weight-asian="normal"/>
    </style:style>
    <style:style style:name="T11" style:family="text">
      <style:text-properties style:text-line-through-style="none" style:text-line-through-type="none" style:font-name="Calibri" fo:font-size="12pt" fo:language="pt" fo:country="BR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T12" style:family="text">
      <style:text-properties style:text-line-through-style="none" style:text-line-through-type="none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3" style:family="text">
      <style:text-properties fo:color="#00b050" style:text-line-through-style="none" style:text-line-through-type="none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4" style:family="text">
      <style:text-properties style:use-window-font-color="true" style:text-line-through-style="none" style:text-line-through-type="none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5" style:family="text">
      <style:text-properties style:use-window-font-color="true" style:text-line-through-style="none" style:text-line-through-type="none" style:font-name="Calibri" fo:font-size="11pt" fo:language="pt" fo:country="BR" fo:font-style="normal" style:text-underline-style="none" fo:font-weight="bold" officeooo:rsid="001d0dfb" style:font-size-asian="11pt" style:font-style-asian="normal" style:font-weight-asian="bold"/>
    </style:style>
    <style:style style:name="T16" style:family="text">
      <style:text-properties style:use-window-font-color="true" style:text-line-through-style="none" style:text-line-through-type="none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7" style:family="text">
      <style:text-properties style:use-window-font-color="true" style:text-line-through-style="none" style:text-line-through-type="none" style:font-name="Calibri" fo:font-size="11pt" fo:language="pt" fo:country="BR" fo:font-style="normal" style:text-underline-style="none" fo:font-weight="normal" officeooo:rsid="001d0dfb" style:font-size-asian="11pt" style:font-style-asian="normal" style:font-weight-asian="normal"/>
    </style:style>
    <style:style style:name="T18" style:family="text">
      <style:text-properties style:use-window-font-color="true" style:text-line-through-style="none" style:text-line-through-type="none" style:font-name="Calibri" fo:font-size="12pt" fo:language="pt" fo:country="BR" fo:font-style="normal" style:text-underline-style="solid" style:text-underline-width="auto" style:text-underline-color="font-color" fo:font-weight="normal" style:font-size-asian="12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8"><text:span text:style-name="T1">Universidade Federal de Minas Gerais</text:span></text:p>
      <text:p text:style-name="P1"><text:span text:style-name="T1">Algoritmo e Estruturas de Dados 1 02/2018</text:span></text:p>
      <text:p text:style-name="P2"/>
      <text:p text:style-name="P1"><text:span text:style-name="T2">Paulo Henrique Maciel Fraga</text:span></text:p>
      <text:p text:style-name="P3"/>
      <text:p text:style-name="P4"><text:span text:style-name="T1">Poc Rush - Documentação</text:span></text:p>
      <text:p text:style-name="P4"><text:span text:style-name="T3">Introdução</text:span></text:p>
      <text:p text:style-name="P5"><text:span text:style-name="T4"><text:tab/>Poc Rush é um jogo 2D no mesmo estilo do Enduro atari. Nele, o jogador controla uma barra de cor rosa e tem como objetivo desviar do máximo de </text:span><text:span text:style-name="T5">obstáculos</text:span><text:span text:style-name="T4"> representados por quadrados de que variam de tons de branco até o preto. O jogo conta com um menu inicial animado, com </text:span><text:span text:style-name="T5">música</text:span><text:span text:style-name="T4"> própria, que é mantido até que a tecla ENTER seja pressionada. Assim, inicia-se a partida e a pista é carregada junto de uma nova trilha sonora. </text:span></text:p>
      <text:p text:style-name="P5"><text:span text:style-name="T4"><text:tab/>O jogo conta com um score que aumenta para cada </text:span><text:span text:style-name="T5">obstáculo</text:span><text:span text:style-name="T4"> sobreposto e um unicórnio animado que solta um raio </text:span><text:span text:style-name="T5">cor-de-rosa </text:span><text:span text:style-name="T4">e o grito da POC Pablo Vittar, "YUKEEEEEEEÉ", toda vez que o jogador alcança novos 15 pontos</text:span><text:span text:style-name="T5">. </text:span><text:span text:style-name="T4">Além dos obstáculos o jogo conta com um Power-Up de Escudo que</text:span><text:span text:style-name="T5"> </text:span><text:span text:style-name="T4">passa pela tela eventualmente e protege o jogador com o poder do </text:span><text:span text:style-name="T5">arco-íris.</text:span><text:span text:style-name="T4"> Caso o jogador seja atingido enquanto protegido pelo </text:span><text:span text:style-name="T5">arco-íris</text:span><text:span text:style-name="T4"> ele é revivido pelo grito da Pablo Vittar: </text:span><text:span text:style-name="T5">“RESSUSCITA”</text:span><text:span text:style-name="T4">. Caso não haja escudo <text:s/>a trilha sonora se altera novamente, o Score do jogador é mostrado juntamente com o HighScore salvo e uma mensagem calorosa da drag queen Champanhe, assim o jogo se encerra após cinco segundos. </text:span></text:p>
      <text:p text:style-name="P6"><text:span text:style-name="T6">&gt;AGORA A PABLO VITTAR FOI LONGE DEMAIS&lt;</text:span></text:p>
      <text:p text:style-name="P5"><text:span text:style-name="T7">Todas as músicas foram </text:span><text:span text:style-name="T9">roubadas</text:span><text:span text:style-name="T10"> tiradas do jogo Undertale do desenvolvedor tobyfox. Por favor não me processem, eu não tenho dinheiro. Pablo Vittar, não me processe também, grato. Ah, <text:s/>nem você Netflix, pfzinho *-*.</text:span></text:p>
      <text:p text:style-name="P4"><text:span text:style-name="T11">Instruções</text:span></text:p>
      <text:p text:style-name="P4"><text:span text:style-name="T12">ENTER -&gt; INICIA O JOGO NO MENU INICIAL</text:span></text:p>
      <text:p text:style-name="P4"><text:span text:style-name="T12">TECLA A <text:s/>-&gt; MOVER-SE PRA ESQUERDA</text:span></text:p>
      <text:p text:style-name="P4"><text:span text:style-name="T12">TECLA D -&gt; MOVER-SE PRA DIREITA</text:span></text:p>
      <text:p text:style-name="P4"><text:span text:style-name="T12">PEGAR O QUADRADO MENOR </text:span><text:span text:style-name="T13">VERDE </text:span><text:span text:style-name="T14">TE DA UM ESCUDO COLORIDO QUE DEIXA IMUNE A UMA COLISÃO </text:span><text:span text:style-name="T16">(o usuário pode ter até dois escudos simultâneos)</text:span></text:p>
      <text:p text:style-name="P4"><text:span text:style-name="T14">COLIDIR COM QUALQUER QUADRADO BRANCO, CINZA OU PRETO ENCERRA O JOGO OU REMOVE O UMA CARGA DO ESCUDO</text:span></text:p>
      <text:p text:style-name="P4"><text:soft-page-break/><text:span text:style-name="T18">Descrição do Código</text:span></text:p>
      <text:p text:style-name="P4"><text:span text:style-name="T14">Linhas 1-88: </text:span><text:span text:style-name="T16">Includes e </text:span><text:span text:style-name="T17">variáveis</text:span><text:span text:style-name="T16"> globais, incluindo </text:span><text:span text:style-name="T17">variáveis</text:span><text:span text:style-name="T16"> não </text:span><text:span text:style-name="T17">utilizadas.</text:span><text:span text:style-name="T16"> Inclui a posição inicial da barra controlada pelo </text:span><text:span text:style-name="T17">usuário</text:span><text:span text:style-name="T16">;</text:span></text:p>
      <text:p text:style-name="P4"><text:span text:style-name="T14">Linhas 89-99: </text:span><text:span text:style-name="T16">Criação dos structures dos Inimigos e dos </text:span><text:span text:style-name="T17">Bônus</text:span><text:span text:style-name="T16"> ( chamei os </text:span><text:span text:style-name="T17">bônus</text:span><text:span text:style-name="T16"> de Batman);</text:span></text:p>
      <text:p text:style-name="P4"><text:span text:style-name="T14">Linhas 100-126: </text:span><text:span text:style-name="T16">Inicialização das variaveis globais que você criou no enduro-0;</text:span></text:p>
      <text:p text:style-name="P4"><text:span text:style-name="T14">Linhas 126-209: </text:span><text:span text:style-name="T16">Funções de, nessa ordem, iniciar os </text:span><text:span text:style-name="T17">Bônus</text:span><text:span text:style-name="T16">, movimentação vertical dos </text:span><text:span text:style-name="T17">Bônus</text:span><text:span text:style-name="T16">, Variação de tamanho e horizontal dos </text:span><text:span text:style-name="T17">Bônus</text:span><text:span text:style-name="T16">, iniciar um inimigo, movimentação vertical do inimigo, movimentação horizontal do inimigo e variação de tamanho do inimigo; </text:span></text:p>
      <text:p text:style-name="P4"><text:span text:style-name="T14">Linhas 210-248: </text:span><text:span text:style-name="T16">Função que desenha parte do cenário, solo, cel, pista, e a barra controlada pelo </text:span><text:span text:style-name="T17">usuário.</text:span></text:p>
      <text:p text:style-name="P4"><text:span text:style-name="T14">Linhas 252: &gt;&gt;</text:span><text:span text:style-name="T15">INÍCIO</text:span><text:span text:style-name="T14"> DA MAIN&lt;&lt;</text:span></text:p>
      <text:p text:style-name="P4"><text:span text:style-name="T14">Linhas 255-264: </text:span><text:span text:style-name="T16">Alocação de alguns ponteiro</text:span><text:span text:style-name="T17">s</text:span><text:span text:style-name="T16"> e criação de algumas auxiliares</text:span></text:p>
      <text:p text:style-name="P4"><text:span text:style-name="T14">Linhas 265-280: </text:span><text:span text:style-name="T16">Inicialização dos </text:span><text:span text:style-name="T17">Bônus</text:span><text:span text:style-name="T16"> e criação de um vetor de 10 inimigos, inicialização desse vetor com auxiliares que variam escalarmente para setar as cores.</text:span></text:p>
      <text:p text:style-name="P4"><text:span text:style-name="T14">Linhas 281-308: </text:span><text:span text:style-name="T16">Inicialização de </text:span><text:span text:style-name="T17">variáveis</text:span><text:span text:style-name="T16"> globais e rotinas de inicialização</text:span></text:p>
      <text:p text:style-name="P4"><text:span text:style-name="T14">Linhas 309-314: </text:span><text:span text:style-name="T16">Inicialização dos addons de image e carregando todas as imagens que serão usadas no jogo;</text:span></text:p>
      <text:p text:style-name="P4"><text:span text:style-name="T14">Linhas 317-323: </text:span><text:span text:style-name="T16">Inicialização dos addons de fontes e os addons </text:span><text:span text:style-name="T17">necessários</text:span><text:span text:style-name="T16"> para o uso de musicas e efeitos sonoros;</text:span></text:p>
      <text:p text:style-name="P4"><text:span text:style-name="T14">Linhas 325-329: </text:span><text:span text:style-name="T16">Alocação das fontes e criação do texto de Score;</text:span></text:p>
      <text:p text:style-name="P4"><text:span text:style-name="T14">Linhas 336-352: </text:span><text:span text:style-name="T16">Criação da fila de eventos <text:s/>e eventos de display e timer;</text:span></text:p>
      <text:p text:style-name="P4"><text:span text:style-name="T14">Linhas 355-373: </text:span><text:span text:style-name="T16">Alocação de todos as musicas e efeitos sonoros que serão executados ao longo do jogo;</text:span></text:p>
      <text:p text:style-name="P4"><text:span text:style-name="T14">Linhas 381-382: </text:span><text:span text:style-name="T16">Mais auxiliares</text:span></text:p>
      <text:p text:style-name="P4"><text:span text:style-name="T14">Linhas 385: &gt;&gt;INICIO DO WHILE PLAYING&lt;&lt;</text:span></text:p>
      <text:p text:style-name="P4"><text:span text:style-name="T14">Linhas 388: </text:span><text:span text:style-name="T16">Fila de eventos</text:span></text:p>
      <text:p text:style-name="P4"><text:span text:style-name="T14">Linhas 390-455: </text:span><text:span text:style-name="T16">If and Else relacionados ao teclado, enter fecha o menu e troca a background music (</text:span><text:span text:style-name="T17">só</text:span><text:span text:style-name="T16"> é </text:span><text:span text:style-name="T17">possível</text:span><text:span text:style-name="T16"> trocar a musica uma vez, uma aux limita isso)</text:span></text:p>
      <text:p text:style-name="P4"><text:span text:style-name="T14">Linhas 460: &gt;INICIO DOS EVENTOS RELACIONADOS AO TIMER&lt;</text:span></text:p>
      <text:p text:style-name="P4"><text:soft-page-break/><text:span text:style-name="T14">Linha 461: ---------IF A AUXILIAR DO MENU FOR "0" INICIA O JOGO-----------</text:span></text:p>
      <text:p text:style-name="P4"><text:span text:style-name="T14">Linhas 463-480: </text:span><text:span text:style-name="T16">Desenha o </text:span><text:span text:style-name="T17">cenário</text:span><text:span text:style-name="T16">, e animação do unicórnio que muda o frame uma vez por segundo e solta o raio lazer rosa com efeito sonoro a cada 15 pontos no placar;</text:span></text:p>
      <text:p text:style-name="P4"><text:span text:style-name="T14">Linhas 489-496: </text:span><text:span text:style-name="T16">Chama função que altera a movimentação e varia tamanho dos </text:span><text:span text:style-name="T17">bônus</text:span><text:span text:style-name="T16">;</text:span></text:p>
      <text:p text:style-name="P4"><text:span text:style-name="T14">Linhas 499-522: </text:span><text:span text:style-name="T16">For que varia as posições do vetor de inimigos na tela, tornando </text:span><text:span text:style-name="T17">invisíveis</text:span><text:span text:style-name="T16"> caso eles não estejam dentro da tela;</text:span></text:p>
      <text:p text:style-name="P4"><text:span text:style-name="T14">Linhas 533-537: </text:span><text:span text:style-name="T16">For que desenha os inimigos na tela;</text:span></text:p>
      <text:p text:style-name="P4"><text:span text:style-name="T14">Linhas 539: </text:span><text:span text:style-name="T16">Desenha o placar na tela;</text:span></text:p>
      <text:p text:style-name="P4"><text:span text:style-name="T14">Linhas 541-549: </text:span><text:span text:style-name="T16">Muda a posição da barra do jogador baseado nas teclas apertadas;</text:span></text:p>
      <text:p text:style-name="P4"><text:span text:style-name="T14">Linhas 552-578: </text:span><text:span text:style-name="T16">Checa se o jogador encostou no </text:span><text:span text:style-name="T17">bônus</text:span><text:span text:style-name="T16">, se sim, solta um efeito sonoro e reposiciona o </text:span><text:span text:style-name="T17">bônus</text:span><text:span text:style-name="T16"> fora da tela;</text:span></text:p>
      <text:p text:style-name="P4"><text:span text:style-name="T14">Linhas 580-652: </text:span><text:span text:style-name="T16">For para chegar se o jogador encostou em qualquer um dos inimigos do vetor de inimigos, se sim e o jogador não tem uma sobrevida muda a </text:span><text:span text:style-name="T17">música</text:span><text:span text:style-name="T16"> e playing = 0;</text:span></text:p>
      <text:p text:style-name="P4"><text:span text:style-name="T14">Linhas 653: <text:s/>---------ELSE DA LINHA 461 (aka Menu != 0) -------------</text:span></text:p>
      <text:p text:style-name="P4"><text:span text:style-name="T14">Linhas 654-664: </text:span><text:span text:style-name="T16">Desenha os dois frames que animam o menu, um por segundo;</text:span></text:p>
      <text:p text:style-name="P4"><text:span text:style-name="T14">Linhas 679: &gt;&gt;FIM DO WHILE PLAYING&lt;&lt;</text:span></text:p>
      <text:p text:style-name="P4"><text:span text:style-name="T14">Linhas 680-714: </text:span><text:span text:style-name="T16">Abre o arquivo de recordes e imprime o recorde e o score do jogador, alem de imprimir a imagem de fim de jogo, se o jogador bateu o maior recorde salva ele no arquivo e imprime new highscore no lugar de score, a tela final dura 5.0;</text:span></text:p>
      <text:p text:style-name="P4"><text:span text:style-name="T14">Linhas 718-734: </text:span><text:span text:style-name="T16">Rotinas de destruição;</text:span></text:p>
      <text:p text:style-name="P4"><text:span text:style-name="T14">Linhas 740: &gt;&gt;CABÔ&lt;&lt;</text:span></text:p>
      <text:p text:style-name="P7"/>
      <text:p text:style-name="P4"><text:span text:style-name="T16"><text:s text:c="6"/></text:span></text:p>
      <text:p text:style-name="P7"/>
      <text:p text:style-name="P4"><text:span text:style-name="T1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01:13:03.034000000</dc:date>
    <meta:editing-duration>PT3M21S</meta:editing-duration>
    <meta:editing-cycles>1</meta:editing-cycles>
    <meta:document-statistic meta:table-count="0" meta:image-count="0" meta:object-count="0" meta:page-count="3" meta:paragraph-count="52" meta:word-count="858" meta:character-count="5061" meta:non-whitespace-character-count="4238"/>
    <meta:generator>LibreOffice/6.1.0.3$Windows_X86_64 LibreOffice_project/efb621ed25068d70781dc026f7e9c5187a4decd1</meta:generator>
  </office:meta>
</office:document-meta>
</file>